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>
          <draw:text-box>
            <text:p>This is hidde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is is a link to the <text:a xlink:href="https://libreoffice.org/" xlink:type="simple">https://libreoffice.org</text:a><text:s/>websit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s a slide without a link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Miklos Vajna</meta:initial-creator>
    <meta:creation-date>2020-03-09T10:00:14.802987158</meta:creation-date>
    <dc:date>2020-03-09T10:02:34.238119373</dc:date>
    <dc:creator>Miklos Vajna</dc:creator>
    <meta:editing-duration>PT1M40S</meta:editing-duration>
    <meta:editing-cycles>3</meta:editing-cycles>
    <meta:generator>LibreOfficeDev/7.0.0.0.alpha0$Linux_X86_64 LibreOffice_project/0d81a613ef5af22253e51d9917c5d5c94d764456</meta:generator>
    <meta:document-statistic meta:object-count="33"/>
  </office:meta>
</office:document-meta>
</file>